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8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9.66mm"/>
    </style:style>
    <style:style style:name="co5" style:family="table-column">
      <style:table-column-properties fo:break-before="auto" style:column-width="37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pgave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as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te skal live på .com</text:p>
          </table:table-cell>
          <table:table-cell office:value-type="string" calcext:value-type="string">
            <text:p>afvente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tart koordinat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Oversigtsside, sortering, på sigt et kort. Regioner som underoverskrif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login, profil side (MEGET simpel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twitter ved ny t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ret twitter profil med site e-mail</text:p>
          </table:table-cell>
          <table:table-cell office:value-type="string" calcext:value-type="string">
            <text:p>afventer</text:p>
          </table:table-cell>
          <table:table-cell/>
        </table:table-row>
        <table:table-row table:style-name="ro1">
          <table:table-cell office:value-type="string" calcext:value-type="string">
            <text:p>oprettelsesside til spor (ikke publ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or skal have 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ush beskeder (mobil) ved nye deltagere på dine 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spor skal udviddes grafisk til at vise hvilken vej der kør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vejr... afhænger af om der stilles en service til rådighed, men hvis vi kan trække simpel vejrdata og vise et ikon ved datoer..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ndes en god service?</text:p>
          </table:table-cell>
          <table:table-cell office:value-type="string" calcext:value-type="string">
            <text:p>afventer</text:p>
          </table:table-cell>
          <table:table-cell/>
        </table:table-row>
        <table:table-row table:style-name="ro1">
          <table:table-cell office:value-type="string" calcext:value-type="string">
            <text:p>gamification (badges der viser hvor mange ture, man har været med på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spor skal kunne tage retning "cw" "ccw" "custom tekst"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instagram fe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1:20:58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2:13:00.193000000</meta:creation-date>
    <dc:date>2015-06-28T11:36:37.728000000</dc:date>
    <meta:editing-duration>PT1M17S</meta:editing-duration>
    <meta:editing-cycles>2</meta:editing-cycles>
    <meta:generator>LibreOffice/4.4.2.2$Windows_x86 LibreOffice_project/c4c7d32d0d49397cad38d62472b0bc8acff48dd6</meta:generator>
    <meta:document-statistic meta:table-count="1" meta:cell-count="81" meta:object-count="0"/>
  </office:meta>
</office:document-meta>
</file>